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fo:border-bottom="none" fo:border-left="0.06pt solid #000000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</style:style>
    <style:style style:name="ce8" style:family="table-cell" style:parent-style-name="Default">
      <style:table-cell-properties fo:border-bottom="none" fo:background-color="#ffff00" fo:border-left="0.06pt solid #000000" fo:border-right="none" fo:border-top="none"/>
    </style:style>
    <style:style style:name="ce9" style:family="table-cell" style:parent-style-name="Default">
      <style:table-cell-properties fo:border-bottom="0.06pt solid #000000" fo:background-color="#ffff00" fo:border-left="0.06pt solid #000000" fo:border-right="none" fo:border-top="none"/>
    </style:style>
    <style:style style:name="ce10" style:family="table-cell" style:parent-style-name="Default">
      <style:table-cell-properties fo:border-bottom="none" fo:border-left="0.06pt solid #000000" fo:border-right="none" fo:border-top="none"/>
    </style:style>
    <style:style style:name="ce11" style:family="table-cell" style:parent-style-name="Default">
      <style:table-cell-properties fo:background-color="#ffff00"/>
    </style:style>
    <style:style style:name="ce12" style:family="table-cell" style:parent-style-name="Default">
      <style:table-cell-properties fo:border-bottom="0.06pt solid #000000" fo:background-color="#ffff00" fo:border-left="none" fo:border-right="none" fo:border-top="none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1" table:default-cell-style-name="ce8"/>
        <table:table-column table:style-name="co1" table:default-cell-style-name="ce11"/>
        <table:table-column table:style-name="co1" table:default-cell-style-name="Default"/>
        <table:table-column table:style-name="co1" table:default-cell-style-name="ce8"/>
        <table:table-column table:style-name="co1" table:default-cell-style-name="ce11"/>
        <table:table-column table:style-name="co1" table:default-cell-style-name="Default"/>
        <table:table-column table:style-name="co1" table:default-cell-style-name="ce8"/>
        <table:table-column table:style-name="co1" table:default-cell-style-name="ce10"/>
        <table:table-column table:style-name="co1" table:number-columns-repeated="1015" table:default-cell-style-name="Default"/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1" office:value-type="string" calcext:value-type="string">
            <text:p>Handschrifterkennungs-App by GruWo</text:p>
          </table:table-cell>
          <table:table-cell table:style-name="ce5" table:number-columns-repeated="7"/>
          <table:table-cell table:style-name="Default"/>
          <table:table-cell table:number-columns-repeated="6"/>
          <table:table-cell table:style-name="ce5" table:number-columns-repeated="1009"/>
        </table:table-row>
        <table:table-row table:style-name="ro1">
          <table:table-cell table:style-name="ce2"/>
          <table:table-cell table:style-name="ce6" office:value-type="string" calcext:value-type="string">
            <text:p>Worteingabe</text:p>
          </table:table-cell>
          <table:table-cell table:style-name="ce2" table:number-columns-repeated="2"/>
          <table:table-cell table:style-name="ce6" office:value-type="string" calcext:value-type="string">
            <text:p>Texteingabe</text:p>
          </table:table-cell>
          <table:table-cell table:style-name="ce2" table:number-columns-repeated="2"/>
          <table:table-cell table:style-name="ce6" office:value-type="string" calcext:value-type="string">
            <text:p>Textkorrektur</text:p>
          </table:table-cell>
          <table:table-cell table:style-name="ce6" office:value-type="string" calcext:value-type="string">
            <text:p>Bemerkungen</text:p>
          </table:table-cell>
          <table:table-cell table:number-columns-repeated="6"/>
          <table:table-cell table:style-name="ce2" table:number-columns-repeated="1009"/>
        </table:table-row>
        <table:table-row table:style-name="ro1">
          <table:table-cell table:style-name="ce3" office:value-type="string" calcext:value-type="string">
            <text:p>Tester-#</text:p>
          </table:table-cell>
          <table:table-cell table:style-name="ce7" office:value-type="string" calcext:value-type="string">
            <text:p>Dauer/s</text:p>
          </table:table-cell>
          <table:table-cell table:style-name="ce3" office:value-type="string" calcext:value-type="string">
            <text:p>Fehleranzahl</text:p>
          </table:table-cell>
          <table:table-cell table:style-name="ce3" office:value-type="string" calcext:value-type="string">
            <text:p>Erkennungsrate</text:p>
          </table:table-cell>
          <table:table-cell table:style-name="ce7" office:value-type="string" calcext:value-type="string">
            <text:p>Dauer/s</text:p>
          </table:table-cell>
          <table:table-cell table:style-name="ce3" office:value-type="string" calcext:value-type="string">
            <text:p>Fehleranzahl</text:p>
          </table:table-cell>
          <table:table-cell table:style-name="ce3" office:value-type="string" calcext:value-type="string">
            <text:p>Erkennungsrate</text:p>
          </table:table-cell>
          <table:table-cell table:style-name="ce7" office:value-type="string" calcext:value-type="string">
            <text:p>Dauer/s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formula="of:=IF([.C5]=&quot;&quot;;&quot; /&quot;;(35-[.C5])/35)" office:value-type="float" office:value="0.942857142857143" calcext:value-type="float">
            <text:p>0,9428571429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table:formula="of:=IF([.F5]=&quot;&quot;;&quot; /&quot;;(87-[.F5])/87)" office:value-type="float" office:value="0.827586206896552" calcext:value-type="float">
            <text:p>0,827586206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Notizen Tab Button: nicht intuitiv zu erkennen, dass man gerade in Notizen ist</text:p>
          </table:table-cell>
          <table:table-cell office:value-type="string" calcext:value-type="string">
            <text:p>Cursor erst nach erstem Scrollen da</text:p>
          </table:table-cell>
          <table:table-cell office:value-type="string" calcext:value-type="string">
            <text:p>langsamees Erkennen, wenn Zeile vollgeschrieben</text:p>
          </table:table-cell>
          <table:table-cell office:value-type="string" calcext:value-type="string">
            <text:p>Löschen-Button für Widget-Zeile</text:p>
          </table:table-cell>
          <table:table-cell office:value-type="string" calcext:value-type="string">
            <text:p>Text Bearbeiten Button klicken ist umständlich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formula="of:=IF([.C6]=&quot;&quot;;&quot; /&quot;;(35-[.C6])/35)" office:value-type="float" office:value="0.942857142857143" calcext:value-type="float">
            <text:p>0,9428571429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table:formula="of:=IF([.F6]=&quot;&quot;;&quot; /&quot;;(87-[.F6])/87)" office:value-type="float" office:value="0.977011494252874" calcext:value-type="float">
            <text:p>0,977011494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Handballen kann nicht aufgesetzt werden</text:p>
          </table:table-cell>
          <table:table-cell office:value-type="string" calcext:value-type="string">
            <text:p>Zeile sehr kurz für längere Texte</text:p>
          </table:table-cell>
          <table:table-cell office:value-type="string" calcext:value-type="string">
            <text:p>Buchstaben nachträglich einfügen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IF([.C7]=&quot;&quot;;&quot; /&quot;;(35-[.C7])/35)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table:formula="of:=IF([.F7]=&quot;&quot;;&quot; /&quot;;(87-[.F7])/87)" office:value-type="float" office:value="0.793103448275862" calcext:value-type="float">
            <text:p>0,7931034483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örterübernahme müsste schneller sein, damit der Nutzer fließend schreiben kann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IF([.C8]=&quot;&quot;;&quot; /&quot;;(35-[.C8])/35)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table:formula="of:=IF([.F8]=&quot;&quot;;&quot; /&quot;;(87-[.F8])/87)" office:value-type="float" office:value="0.919540229885057" calcext:value-type="float">
            <text:p>0,919540229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Cursor irritiert beim Einfügen einzelner Buchstaben bzw. Zeichen → nicht erkennbar, dass dies direkt unter der entsprechenden Stelle passieren muss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table:formula="of:=IF([.C9]=&quot;&quot;;&quot; /&quot;;(35-[.C9])/35)" office:value-type="string" office:string-value=" /" calcext:value-type="string">
            <text:p><text:s/>/</text:p>
          </table:table-cell>
          <table:table-cell table:number-columns-repeated="2"/>
          <table:table-cell table:formula="of:=IF([.F9]=&quot;&quot;;&quot; /&quot;;(87-[.F9])/87)" office:value-type="string" office:string-value=" /" calcext:value-type="string">
            <text:p><text:s/>/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table:formula="of:=IF([.C10]=&quot;&quot;;&quot; /&quot;;(35-[.C10])/35)" office:value-type="string" office:string-value=" /" calcext:value-type="string">
            <text:p><text:s/>/</text:p>
          </table:table-cell>
          <table:table-cell table:number-columns-repeated="2"/>
          <table:table-cell table:formula="of:=IF([.F10]=&quot;&quot;;&quot; /&quot;;(87-[.F10])/87)" office:value-type="string" office:string-value=" /" calcext:value-type="string">
            <text:p><text:s/>/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formula="of:=IF([.C11]=&quot;&quot;;&quot; /&quot;;(35-[.C11])/35)" office:value-type="string" office:string-value=" /" calcext:value-type="string">
            <text:p><text:s/>/</text:p>
          </table:table-cell>
          <table:table-cell table:number-columns-repeated="2"/>
          <table:table-cell table:formula="of:=IF([.F11]=&quot;&quot;;&quot; /&quot;;(87-[.F11])/87)" office:value-type="string" office:string-value=" /" calcext:value-type="string">
            <text:p><text:s/>/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table:formula="of:=IF([.C12]=&quot;&quot;;&quot; /&quot;;(35-[.C12])/35)" office:value-type="string" office:string-value=" /" calcext:value-type="string">
            <text:p><text:s/>/</text:p>
          </table:table-cell>
          <table:table-cell table:number-columns-repeated="2"/>
          <table:table-cell table:formula="of:=IF([.F12]=&quot;&quot;;&quot; /&quot;;(87-[.F12])/87)" office:value-type="string" office:string-value=" /" calcext:value-type="string">
            <text:p><text:s/>/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formula="of:=IF([.C13]=&quot;&quot;;&quot; /&quot;;(35-[.C13])/35)" office:value-type="string" office:string-value=" /" calcext:value-type="string">
            <text:p><text:s/>/</text:p>
          </table:table-cell>
          <table:table-cell table:number-columns-repeated="2"/>
          <table:table-cell table:formula="of:=IF([.F13]=&quot;&quot;;&quot; /&quot;;(87-[.F13])/87)" office:value-type="string" office:string-value=" /" calcext:value-type="string">
            <text:p><text:s/>/</text:p>
          </table:table-cell>
          <table:table-cell table:number-columns-repeated="1017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9"/>
          <table:table-cell table:style-name="ce12"/>
          <table:table-cell table:style-name="ce3" table:formula="of:=IF([.C14]=&quot;&quot;;&quot; /&quot;;(35-[.C14])/35)" office:value-type="string" office:string-value=" /" calcext:value-type="string">
            <text:p><text:s/>/</text:p>
          </table:table-cell>
          <table:table-cell table:style-name="ce9"/>
          <table:table-cell table:style-name="ce12"/>
          <table:table-cell table:formula="of:=IF([.F14]=&quot;&quot;;&quot; /&quot;;(87-[.F14])/87)" office:value-type="string" office:string-value=" /" calcext:value-type="string">
            <text:p><text:s/>/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string" calcext:value-type="string">
            <text:p>Mittelwert:</text:p>
          </table:table-cell>
          <table:table-cell table:style-name="ce10" table:formula="of:=AVERAGE([.B5:.B14])" office:value-type="float" office:value="33" calcext:value-type="float">
            <text:p>33</text:p>
          </table:table-cell>
          <table:table-cell table:style-name="Default" table:formula="of:=AVERAGE([.C5:.C14])" office:value-type="float" office:value="1" calcext:value-type="float">
            <text:p>1</text:p>
          </table:table-cell>
          <table:table-cell table:formula="of:=AVERAGE([.D5:.D14])" office:value-type="float" office:value="0.971428571428572" calcext:value-type="float">
            <text:p>0,9714285714</text:p>
          </table:table-cell>
          <table:table-cell table:style-name="ce10" table:formula="of:=AVERAGE([.E5:.E14])" office:value-type="float" office:value="97.5" calcext:value-type="float">
            <text:p>97,5</text:p>
          </table:table-cell>
          <table:table-cell table:style-name="Default" table:formula="of:=AVERAGE([.F5:.F14])" office:value-type="float" office:value="10.5" calcext:value-type="float">
            <text:p>10,5</text:p>
          </table:table-cell>
          <table:table-cell table:formula="of:=AVERAGE([.G5:.G14])" office:value-type="float" office:value="0.879310344827586" calcext:value-type="float">
            <text:p>0,8793103448</text:p>
          </table:table-cell>
          <table:table-cell table:style-name="ce10" table:formula="of:=AVERAGE([.H5:.H14])" office:value-type="float" office:value="127.5" calcext:value-type="float">
            <text:p>127,5</text:p>
          </table:table-cell>
          <table:table-cell table:number-columns-repeated="1016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4" office:value-type="string" calcext:value-type="string">
            <text:p>Standard-Tastatur</text:p>
          </table:table-cell>
          <table:table-cell table:style-name="Default"/>
          <table:table-cell table:style-name="ce5" table:number-columns-repeated="6"/>
          <table:table-cell table:style-name="Default"/>
          <table:table-cell table:number-columns-repeated="1015"/>
        </table:table-row>
        <table:table-row table:style-name="ro1">
          <table:table-cell table:style-name="ce2"/>
          <table:table-cell table:style-name="ce6" office:value-type="string" calcext:value-type="string">
            <text:p>Worteingabe</text:p>
          </table:table-cell>
          <table:table-cell table:style-name="ce2" table:number-columns-repeated="2"/>
          <table:table-cell table:style-name="ce6" office:value-type="string" calcext:value-type="string">
            <text:p>Texteingabe</text:p>
          </table:table-cell>
          <table:table-cell table:style-name="ce2" table:number-columns-repeated="2"/>
          <table:table-cell table:style-name="ce6" office:value-type="string" calcext:value-type="string">
            <text:p>Textkorrektur</text:p>
          </table:table-cell>
          <table:table-cell table:style-name="ce6" office:value-type="string" calcext:value-type="string">
            <text:p>Bemerkungen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Tester-#</text:p>
          </table:table-cell>
          <table:table-cell table:style-name="ce7" office:value-type="string" calcext:value-type="string">
            <text:p>Dauer/s</text:p>
          </table:table-cell>
          <table:table-cell table:style-name="ce3" office:value-type="string" calcext:value-type="string">
            <text:p>Fehleranzahl</text:p>
          </table:table-cell>
          <table:table-cell table:style-name="ce3" office:value-type="string" calcext:value-type="string">
            <text:p>Erkennungsrate</text:p>
          </table:table-cell>
          <table:table-cell table:style-name="ce7" office:value-type="string" calcext:value-type="string">
            <text:p>Dauer/s</text:p>
          </table:table-cell>
          <table:table-cell table:style-name="ce3" office:value-type="string" calcext:value-type="string">
            <text:p>Fehleranzahl</text:p>
          </table:table-cell>
          <table:table-cell table:style-name="ce3" office:value-type="string" calcext:value-type="string">
            <text:p>Erkennungsrate</text:p>
          </table:table-cell>
          <table:table-cell table:style-name="ce7" office:value-type="string" calcext:value-type="string">
            <text:p>Dauer/s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IF([.C21]=&quot;&quot;;&quot; /&quot;;(35-[.C21])/35)"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IF([.F21]=&quot;&quot;;&quot; /&quot;;(87-[.F21])/87)" office:value-type="float" office:value="0.96551724137931" calcext:value-type="float">
            <text:p>0,9655172414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IF([.C22]=&quot;&quot;;&quot; /&quot;;(35-[.C22])/35)"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IF([.F22]=&quot;&quot;;&quot; /&quot;;(87-[.F22])/87)" office:value-type="float" office:value="0.988505747126437" calcext:value-type="float">
            <text:p>0,9885057471</text:p>
          </table:table-cell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IF([.C23]=&quot;&quot;;&quot; /&quot;;(35-[.C23])/35)"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IF([.F23]=&quot;&quot;;&quot; /&quot;;(87-[.F23])/87)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formula="of:=IF([.C24]=&quot;&quot;;&quot; /&quot;;(35-[.C24])/35)" office:value-type="string" office:string-value=" /" calcext:value-type="string">
            <text:p><text:s/>/</text:p>
          </table:table-cell>
          <table:table-cell table:number-columns-repeated="2"/>
          <table:table-cell table:formula="of:=IF([.F24]=&quot;&quot;;&quot; /&quot;;(87-[.F24])/87)" office:value-type="string" office:string-value=" /" calcext:value-type="string">
            <text:p><text:s/>/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table:formula="of:=IF([.C25]=&quot;&quot;;&quot; /&quot;;(35-[.C25])/35)" office:value-type="string" office:string-value=" /" calcext:value-type="string">
            <text:p><text:s/>/</text:p>
          </table:table-cell>
          <table:table-cell table:number-columns-repeated="2"/>
          <table:table-cell table:formula="of:=IF([.F25]=&quot;&quot;;&quot; /&quot;;(87-[.F25])/87)" office:value-type="string" office:string-value=" /" calcext:value-type="string">
            <text:p><text:s/>/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table:formula="of:=IF([.C26]=&quot;&quot;;&quot; /&quot;;(35-[.C26])/35)" office:value-type="string" office:string-value=" /" calcext:value-type="string">
            <text:p><text:s/>/</text:p>
          </table:table-cell>
          <table:table-cell table:number-columns-repeated="2"/>
          <table:table-cell table:formula="of:=IF([.F26]=&quot;&quot;;&quot; /&quot;;(87-[.F26])/87)" office:value-type="string" office:string-value=" /" calcext:value-type="string">
            <text:p><text:s/>/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formula="of:=IF([.C27]=&quot;&quot;;&quot; /&quot;;(35-[.C27])/35)" office:value-type="string" office:string-value=" /" calcext:value-type="string">
            <text:p><text:s/>/</text:p>
          </table:table-cell>
          <table:table-cell table:number-columns-repeated="2"/>
          <table:table-cell table:formula="of:=IF([.F27]=&quot;&quot;;&quot; /&quot;;(87-[.F27])/87)" office:value-type="string" office:string-value=" /" calcext:value-type="string">
            <text:p><text:s/>/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table:formula="of:=IF([.C28]=&quot;&quot;;&quot; /&quot;;(35-[.C28])/35)" office:value-type="string" office:string-value=" /" calcext:value-type="string">
            <text:p><text:s/>/</text:p>
          </table:table-cell>
          <table:table-cell table:number-columns-repeated="2"/>
          <table:table-cell table:formula="of:=IF([.F28]=&quot;&quot;;&quot; /&quot;;(87-[.F28])/87)" office:value-type="string" office:string-value=" /" calcext:value-type="string">
            <text:p><text:s/>/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formula="of:=IF([.C29]=&quot;&quot;;&quot; /&quot;;(35-[.C29])/35)" office:value-type="string" office:string-value=" /" calcext:value-type="string">
            <text:p><text:s/>/</text:p>
          </table:table-cell>
          <table:table-cell table:number-columns-repeated="2"/>
          <table:table-cell table:formula="of:=IF([.F29]=&quot;&quot;;&quot; /&quot;;(87-[.F29])/87)" office:value-type="string" office:string-value=" /" calcext:value-type="string">
            <text:p><text:s/>/</text:p>
          </table:table-cell>
          <table:table-cell table:number-columns-repeated="1017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9"/>
          <table:table-cell table:style-name="ce12"/>
          <table:table-cell table:style-name="ce3" table:formula="of:=IF([.C30]=&quot;&quot;;&quot; /&quot;;(35-[.C30])/35)" office:value-type="string" office:string-value=" /" calcext:value-type="string">
            <text:p><text:s/>/</text:p>
          </table:table-cell>
          <table:table-cell table:style-name="ce9"/>
          <table:table-cell table:style-name="ce12"/>
          <table:table-cell table:formula="of:=IF([.F30]=&quot;&quot;;&quot; /&quot;;(87-[.F30])/87)" office:value-type="string" office:string-value=" /" calcext:value-type="string">
            <text:p><text:s/>/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string" calcext:value-type="string">
            <text:p>Mittelwert:</text:p>
          </table:table-cell>
          <table:table-cell table:style-name="ce10" table:formula="of:=AVERAGE([.B21:.B30])" office:value-type="float" office:value="21.3333333333333" calcext:value-type="float">
            <text:p>21,3333333333</text:p>
          </table:table-cell>
          <table:table-cell table:style-name="Default" table:formula="of:=AVERAGE([.C21:.C30])" office:value-type="float" office:value="0" calcext:value-type="float">
            <text:p>0</text:p>
          </table:table-cell>
          <table:table-cell table:formula="of:=AVERAGE([.D21:.D30])" office:value-type="float" office:value="1" calcext:value-type="float">
            <text:p>1</text:p>
          </table:table-cell>
          <table:table-cell table:style-name="ce10" table:formula="of:=AVERAGE([.E21:.E30])" office:value-type="float" office:value="118.333333333333" calcext:value-type="float">
            <text:p>118,3333333333</text:p>
          </table:table-cell>
          <table:table-cell table:style-name="Default" table:formula="of:=AVERAGE([.F21:.F30])" office:value-type="float" office:value="1.33333333333333" calcext:value-type="float">
            <text:p>1,3333333333</text:p>
          </table:table-cell>
          <table:table-cell table:formula="of:=AVERAGE([.G21:.G30])" office:value-type="float" office:value="0.984674329501916" calcext:value-type="float">
            <text:p>0,9846743295</text:p>
          </table:table-cell>
          <table:table-cell table:style-name="ce10" table:formula="of:=AVERAGE([.H21:.H30])" office:value-type="float" office:value="37.6666666666667" calcext:value-type="float">
            <text:p>37,6666666667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4">00.00.0000</text:date>, <text:time style:data-style-name="N2" text:time-value="22:39:35.77459789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3T19:18:43.417498566</meta:creation-date>
    <dc:date>2018-02-14T22:42:51.148208299</dc:date>
    <meta:editing-duration>PT3H49M29S</meta:editing-duration>
    <meta:editing-cycles>16</meta:editing-cycles>
    <meta:generator>LibreOffice/5.1.6.2$Linux_X86_64 LibreOffice_project/10m0$Build-2</meta:generator>
    <meta:document-statistic meta:table-count="1" meta:cell-count="147" meta:object-count="0"/>
  </office:meta>
</office:document-meta>
</file>